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CD000000DE9662307D.png"/>
  <manifest:file-entry manifest:media-type="image/png" manifest:full-path="Pictures/1000000000000250000000FA53C97402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Presentation_25_20Template-title">
      <style:graphic-properties draw:stroke="none" draw:fill="none" draw:fill-color="#ffffff" draw:textarea-horizontal-align="justify" draw:textarea-vertical-align="middle" draw:auto-grow-height="true" draw:auto-grow-width="false" fo:min-height="4.8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resentation_25_20Template-notes">
      <style:graphic-properties draw:stroke="none" draw:fill="none" draw:fill-color="#ffffff" draw:auto-grow-height="true" fo:min-height="11.423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4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423cm" draw:shadow="hidden"/>
    </style:style>
    <style:style style:name="pr6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Presentation_25_20Template-title">
      <style:graphic-properties draw:stroke="none" draw:fill="none" draw:fill-color="#ffffff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81%" text:enable-numbering="false" fo:text-indent="0cm" style:punctuation-wrap="hanging" style:line-break="strict"/>
    </style:style>
    <style:style style:name="P5" style:family="paragraph">
      <style:paragraph-properties fo:margin-left="0.921cm" fo:margin-right="0cm" fo:margin-top="0.176cm" fo:margin-bottom="0cm" fo:line-height="94%" text:enable-numbering="true" fo:text-indent="-0.921cm" style:punctuation-wrap="hanging" style:line-break="strict"/>
    </style:style>
    <style:style style:name="P6" style:family="paragraph">
      <style:paragraph-properties fo:margin-left="0.921cm" fo:margin-right="0cm" fo:margin-top="0.176cm" fo:margin-bottom="0cm" fo:line-height="93%" text:enable-numbering="false" fo:text-indent="-0.921cm" style:punctuation-wrap="hanging" style:line-break="strict"/>
    </style:style>
    <style:style style:name="P7" style:family="paragraph">
      <style:paragraph-properties fo:margin-left="0.921cm" fo:margin-right="0cm" fo:margin-top="0.176cm" fo:margin-bottom="0cm" fo:line-height="93%" text:enable-numbering="true" fo:text-indent="-0.921cm" style:punctuation-wrap="hanging" style:line-break="strict"/>
    </style:style>
    <style:style style:name="P8" style:family="paragraph">
      <style:paragraph-properties fo:margin-left="0.921cm" fo:margin-right="0cm" fo:margin-top="0.176cm" fo:margin-bottom="0cm" fo:line-height="101%" text:enable-numbering="false" fo:text-indent="-0.921cm" style:punctuation-wrap="hanging" style:line-break="strict"/>
    </style:style>
    <style:style style:name="P9" style:family="paragraph">
      <style:paragraph-properties fo:margin-left="0.943cm" fo:margin-right="0cm" fo:text-indent="-0.943cm"/>
    </style:style>
    <style:style style:name="P10" style:family="paragraph">
      <style:paragraph-properties fo:margin-left="2.054cm" fo:margin-right="0cm" text:enable-numbering="false" fo:text-indent="-0.784cm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2.054cm" fo:margin-right="0cm" text:enable-numbering="true" fo:text-indent="-0.784cm"/>
    </style:style>
    <style:style style:name="P13" style:family="paragraph">
      <style:paragraph-properties fo:margin-left="0cm" fo:margin-right="0cm" fo:line-height="100%" text:enable-numbering="false" fo:text-indent="0cm" style:text-autospace="none"/>
      <style:text-properties fo:font-size="12pt" style:font-size-asian="12pt" style:font-size-complex="12pt"/>
    </style:style>
    <style:style style:name="P14" style:family="paragraph">
      <style:paragraph-properties fo:margin-left="0.943cm" fo:margin-right="0cm" text:enable-numbering="false" fo:text-indent="-0.943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5" style:family="paragraph">
      <style:paragraph-properties fo:line-height="100%" text:enable-numbering="false" style:writing-mode="lr-tb"/>
      <style:text-properties fo:font-size="12pt" style:font-size-asian="12pt" style:font-size-complex="12pt"/>
    </style:style>
    <style:style style:name="P16" style:family="paragraph">
      <style:paragraph-properties fo:margin-left="0cm" fo:margin-right="0cm" text:enable-numbering="false" fo:text-indent="0cm" style:text-autospace="none"/>
      <style:text-properties fo:font-size="12pt" style:font-size-asian="12pt" style:font-size-complex="12pt"/>
    </style:style>
    <style:style style:name="P17" style:family="paragraph">
      <style:paragraph-properties fo:margin-left="0cm" fo:margin-right="0cm" text:enable-numbering="false" fo:text-indent="0cm"/>
      <style:text-properties fo:font-size="12pt" style:font-size-asian="12pt" style:font-size-complex="12pt"/>
    </style:style>
    <style:style style:name="P18" style:family="paragraph">
      <style:paragraph-properties fo:margin-left="4.445cm" fo:margin-right="0cm" text:enable-numbering="false" fo:text-indent="-0.635cm" style:text-autospace="none"/>
    </style:style>
    <style:style style:name="P19" style:family="paragraph">
      <style:paragraph-properties fo:margin-left="4.445cm" fo:margin-right="0cm" text:enable-numbering="false" fo:text-indent="-0.635cm"/>
    </style:style>
    <style:style style:name="P20" style:family="paragraph">
      <style:paragraph-properties fo:margin-left="0.943cm" fo:margin-right="0cm" text:enable-numbering="false" fo:text-indent="-0.943cm"/>
    </style:style>
    <style:style style:name="P21" style:family="paragraph">
      <style:paragraph-properties fo:margin-left="2.054cm" fo:margin-right="0cm" text:enable-numbering="false" fo:text-indent="-0.784cm" style:text-autospace="none"/>
    </style:style>
    <style:style style:name="P22" style:family="paragraph">
      <style:paragraph-properties fo:margin-left="0.943cm" fo:margin-right="0cm" text:enable-numbering="false" fo:text-indent="-0.943cm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3" style:family="paragraph">
      <style:paragraph-properties fo:margin-left="0.943cm" fo:margin-right="0cm" text:enable-numbering="false" fo:text-indent="-0.943cm" style:text-autospace="none"/>
      <style:text-properties fo:color="#646464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4" style:family="paragraph">
      <style:paragraph-properties fo:margin-left="5.715cm" fo:margin-right="0cm" text:enable-numbering="false" fo:text-indent="-0.635cm" style:text-autospace="none"/>
    </style:style>
    <style:style style:name="P25" style:family="paragraph">
      <style:paragraph-properties fo:line-height="100%" text:enable-numbering="true" style:writing-mode="lr-tb"/>
      <style:text-properties fo:font-size="12pt" style:font-size-asian="12pt" style:font-size-complex="12pt"/>
    </style:style>
    <style:style style:name="P26" style:family="paragraph">
      <style:paragraph-properties fo:margin-left="0.943cm" fo:margin-right="0cm" text:enable-numbering="false" fo:text-indent="-0.943cm" style:text-autospace="none"/>
      <style:text-properties fo:color="#2a00f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7" style:family="paragraph">
      <style:paragraph-properties fo:margin-left="3.175cm" fo:margin-right="0cm" text:enable-numbering="false" fo:text-indent="-0.635cm" style:text-autospace="none"/>
    </style:style>
    <style:style style:name="P28" style:family="paragraph">
      <style:paragraph-properties fo:margin-left="0cm" fo:margin-right="0cm" fo:line-height="81%" fo:text-align="end" text:enable-numbering="false" fo:text-indent="0cm" style:punctuation-wrap="hanging" style:line-break="strict"/>
    </style:style>
    <style:style style:name="T1" style:family="text">
      <style:text-properties fo:color="#ff6600" fo:font-size="38pt" fo:language="en" fo:country="GB" fo:text-shadow="1pt 1pt" fo:font-weight="bold" style:font-size-asian="38pt" style:font-weight-asian="bold" style:font-size-complex="38pt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color="#333333" style:text-outline="false" style:text-line-through-style="none" style:text-position="0% 100%" fo:font-family="'Bitstream Vera Sans'" style:font-family-generic="swiss" fo:font-size="24pt" fo:language="en" fo:country="GB" fo:font-style="normal" fo:text-shadow="none" style:text-underline-style="none" fo:font-weight="normal" style:font-family-asian="'Times New Roman'" style:font-family-generic-asian="roman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 style:text-emphasize="none" style:font-relief="none"/>
    </style:style>
    <style:style style:name="T5" style:family="text">
      <style:text-properties fo:color="#333333" style:text-outline="false" style:text-line-through-style="none" style:text-position="0% 100%" fo:font-family="'Bitstream Vera Sans'" style:font-family-generic="swiss" fo:font-size="20pt" fo:language="en" fo:country="GB" fo:font-style="normal" fo:text-shadow="none" style:text-underline-style="none" fo:font-weight="normal" style:font-family-asian="'Times New Roman'" style:font-family-generic-asian="roman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12pt" fo:language="en" fo:country="GB" fo:font-style="normal" fo:text-shadow="none" style:text-underline-style="none" fo:font-weight="normal" style:font-family-asian="Courier" style:font-family-generic-asian="modern" style:font-pitch-asian="fixed" style:font-size-asian="12pt" style:font-style-asian="normal" style:font-weight-asian="normal" style:font-family-complex="Courier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7" style:family="text">
      <style:text-properties style:use-window-font-color="true" fo:font-family="'Courier New'" style:font-family-generic="modern" style:font-pitch="fixed" fo:font-size="12pt" fo:font-weight="normal" style:font-family-asian="Courier" style:font-family-generic-asian="modern" style:font-pitch-asian="fixed" style:font-size-asian="12pt" style:font-weight-asian="normal" style:font-family-complex="Courier" style:font-family-generic-complex="modern" style:font-pitch-complex="fixed" style:font-size-complex="12pt" style:font-weight-complex="normal"/>
    </style:style>
    <style:style style:name="T8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0" style:family="text">
      <style:text-properties style:use-window-font-color="true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Courier" style:font-family-generic-asian="modern" style:font-pitch-asian="fixed" style:font-size-asian="12pt" style:font-style-asian="normal" style:font-weight-asian="normal" style:font-family-complex="Courier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3" style:family="text">
      <style:text-properties fo:color="#00808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4" style:family="text">
      <style:text-properties fo:color="#3f7f7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5" style:family="text">
      <style:text-properties fo:color="#7f007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7" style:family="text">
      <style:text-properties fo:color="#2a00f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18" style:family="text">
      <style:text-properties fo:font-family="'Courier New'" style:font-family-generic="modern" style:font-pitch="fixed" fo:font-size="12pt" fo:font-weight="normal" style:font-family-asian="Courier" style:font-family-generic-asian="modern" style:font-pitch-asian="fixed" style:font-size-asian="12pt" style:font-weight-asian="normal" style:font-family-complex="Courier" style:font-family-generic-complex="modern" style:font-pitch-complex="fixed" style:font-size-complex="12pt" style:font-weight-complex="normal"/>
    </style:style>
    <style:style style:name="T19" style:family="text">
      <style:text-properties fo:color="#333333" style:text-outline="false" style:text-line-through-style="none" style:text-position="0% 100%" fo:font-family="'Courier New'" style:font-family-generic="modern" style:font-pitch="fixed" fo:font-size="12pt" fo:language="en" fo:country="GB" fo:font-style="normal" fo:text-shadow="none" style:text-underline-style="none" fo:font-weight="normal" style:font-family-asian="Courier" style:font-family-generic-asian="modern" style:font-pitch-asian="fixed" style:font-size-asian="12pt" style:font-style-asian="normal" style:font-weight-asian="normal" style:font-family-complex="Courier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20" style:family="text">
      <style:text-properties fo:font-family="'Courier New'" style:font-family-generic="modern" style:font-pitch="fixed" fo:font-size="12pt" style:font-family-asian="Courier" style:font-family-generic-asian="modern" style:font-pitch-asian="fixed" style:font-size-asian="12pt" style:font-family-complex="Courier" style:font-family-generic-complex="modern" style:font-pitch-complex="fixed" style:font-size-complex="12pt"/>
    </style:style>
    <style:style style:name="T21" style:family="text">
      <style:text-properties fo:color="#ff0000" fo:font-family="'Courier New'" style:font-family-generic="modern" style:font-pitch="fixed" fo:font-size="12pt" fo:font-weight="normal" style:font-family-asian="Courier" style:font-family-generic-asian="modern" style:font-pitch-asian="fixed" style:font-size-asian="12pt" style:font-weight-asian="normal" style:font-family-complex="Courier" style:font-family-generic-complex="modern" style:font-pitch-complex="fixed" style:font-size-complex="12pt" style:font-weight-complex="normal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23" style:family="text">
      <style:text-properties fo:color="#ff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24" style:family="text">
      <style:text-properties fo:font-family="'Courier New'" style:font-family-generic="modern" style:font-pitch="fixed" fo:font-size="12pt" style:font-size-asian="12pt" style:font-size-complex="12pt"/>
    </style:style>
    <style:style style:name="T25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6" style:family="text">
      <style:text-properties fo:color="#008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7" style:family="text">
      <style:text-properties fo:color="#3f7f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8" style:family="text">
      <style:text-properties fo:color="#7f00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9" style:family="text">
      <style:text-properties fo:color="#2a00f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0" style:family="text">
      <style:text-properties fo:color="#7f007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32" style:family="text">
      <style:text-properties fo:color="#2a00f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33" style:family="text">
      <style:text-properties fo:color="#00808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34" style:family="text"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5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color="#646464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8" style:family="text">
      <style:text-properties fo:color="#0000c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2" style:family="text">
      <style:text-properties fo:color="#ff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3" style:family="text">
      <style:text-properties fo:color="#ff000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44" style:family="text">
      <style:text-properties fo:font-family="'Courier New'" style:font-family-generic="modern" style:font-pitch="fixed"/>
    </style:style>
    <style:style style:name="T4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family="'Bitstream Vera Sans'" style:font-family-generic="swiss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333333" style:text-outline="false" style:text-line-through-style="none" style:text-position="0% 100%" fo:font-family="'Bitstream Vera Sans'" style:font-family-generic="swiss" fo:font-size="20pt" fo:font-style="normal" fo:text-shadow="none" style:text-underline-style="none" fo:font-weight="normal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51" style:family="text">
      <style:text-properties fo:color="#00808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2" style:family="text">
      <style:text-properties fo:color="#3f7f7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3" style:family="text">
      <style:text-properties fo:color="#00008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4" style:family="text">
      <style:text-properties fo:color="#80808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5" style:family="text">
      <style:text-properties fo:color="#3f7f5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6" style:family="text">
      <style:text-properties fo:color="#000000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7" style:family="text">
      <style:text-properties fo:color="#3f5fb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8" style:family="text">
      <style:text-properties fo:color="#7f007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59" style:family="text">
      <style:text-properties fo:color="#2a00ff" style:text-outline="false" style:text-line-through-style="none" style:text-position="0% 100%" fo:font-family="'Courier New'" style:font-family-generic="modern" style:font-pitch="fixed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60" style:family="text"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61" style:family="text">
      <style:text-properties fo:color="#3f5fb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62" style:family="text">
      <style:text-properties fo:color="#ff6600" fo:font-size="35pt" fo:language="en" fo:country="GB" fo:text-shadow="1pt 1pt" fo:font-weight="bold" style:font-size-asian="35pt" style:font-weight-asian="bold" style:font-size-complex="35pt" style:font-weight-complex="bold"/>
    </style:style>
    <text:list-style style:name="L1">
      <text:list-level-style-bullet text:level="1" text:bullet-char="•">
        <style:text-properties fo:font-family="'Lucida Sans Unicode'" style:font-family-generic="swiss" style:font-pitch="variable" fo:color="#ffffff" fo:font-size="100%"/>
      </text:list-level-style-bullet>
    </text:list-style>
    <text:list-style style:name="L2">
      <text:list-level-style-bullet text:level="1" text:bullet-char="">
        <style:list-level-properties text:min-label-width="0.921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 text:min-label-width="0.784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</text:list-style>
    <text:list-style style:name="L3">
      <text:list-level-style-bullet text:level="1" text:bullet-char="">
        <style:list-level-properties text:min-label-width="0.921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 text:min-label-width="0.784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</text:list-style>
    <text:list-style style:name="L4">
      <text:list-level-style-bullet text:level="1" text:bullet-char="">
        <style:list-level-properties text:min-label-width="0.943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 text:min-label-width="0.784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43cm"/>
        <style:text-properties fo:color="#ec7600" fo:font-size="100%"/>
      </text:list-level-style-number>
      <text:list-level-style-number text:level="2" style:num-suffix="." style:num-format="1">
        <style:list-level-properties text:space-before="1.27cm" text:min-label-width="0.784cm"/>
        <style:text-properties fo:color="#ec76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ec76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333333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333333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333333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333333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333333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333333" fo:font-size="100%"/>
      </text:list-level-style-number>
    </text:list-style>
  </office:automatic-styles>
  <office:body>
    <office:presentation>
      <draw:page draw:name="page1" draw:style-name="dp1" draw:master-page-name="Presentation_25_20Template" presentation:presentation-page-layout-name="AL1T0">
        <office:forms form:automatic-focus="false" form:apply-design-mode="false"/>
        <draw:frame presentation:style-name="pr1" draw:text-style-name="P2" draw:layer="layout" svg:width="22.648cm" svg:height="5.09cm" svg:x="2.54cm" svg:y="10.684cm" presentation:class="title" presentation:user-transformed="true">
          <draw:text-box>
            <text:p text:style-name="P1"><text:span text:style-name="T1">Spring-EJB3</text:span><text:span text:style-name="T1"><text:line-break/></text:span><text:span text:style-name="T1">Integration</text:span><text:span text:style-name="T1"><text:line-break/></text:span><text:span text:style-name="T1"/></text:p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Agenda</text:span></text:p>
          </draw:text-box>
        </draw:frame>
        <draw:frame presentation:style-name="pr4" draw:text-style-name="P2" draw:layer="layout" svg:width="22.225cm" svg:height="15.506cm" svg:x="2.751cm" svg:y="3.174cm" presentation:class="outline" presentation:user-transformed="true">
          <draw:text-box>
            <text:list text:style-name="L2">
              <text:list-item>
                <text:p text:style-name="P5"><text:span text:style-name="T3">Motivation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7"><text:span text:style-name="T3">Accessing EJB3 from Spring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7"><text:span text:style-name="T3">Extend EJB 3 dependency injection with Spring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Spring deployer for JBoss AS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7"><text:span text:style-name="T3">JEE5 DI annotations in Spring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3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Motivation</text:span></text:p>
          </draw:text-box>
        </draw:frame>
        <draw:frame presentation:style-name="pr4" draw:text-style-name="P2" draw:layer="layout" svg:width="21.801cm" svg:height="14.394cm" svg:x="2.751cm" svg:y="3.174cm" presentation:class="outline" presentation:user-transformed="true">
          <draw:text-box>
            <text:list text:style-name="L4">
              <text:list-item>
                <text:p text:style-name="P9"><text:span text:style-name="T4">Spring is an EJB replacement, isn't i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3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Motivation</text:span></text:p>
          </draw:text-box>
        </draw:frame>
        <draw:frame presentation:style-name="pr4" draw:text-style-name="P2" draw:layer="layout" svg:width="21.801cm" svg:height="14.394cm" svg:x="2.751cm" svg:y="3.174cm" presentation:class="outline" presentation:user-transformed="true">
          <draw:text-box>
            <text:list text:style-name="L4">
              <text:list-item>
                <text:p text:style-name="P9"><text:span text:style-name="T4">Spring is an EJB replacement, isn't it?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Yes, in most cases, but Spring is not prevents using EJBs and makes it much easier to access EJB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Motivation</text:span></text:p>
          </draw:text-box>
        </draw:frame>
        <draw:frame presentation:style-name="pr4" draw:text-style-name="P2" draw:layer="layout" svg:width="21.801cm" svg:height="14.394cm" svg:x="2.751cm" svg:y="3.174cm" presentation:class="outline" presentation:user-transformed="true">
          <draw:text-box>
            <text:list text:style-name="L4">
              <text:list-item>
                <text:p text:style-name="P9"><text:span text:style-name="T4">Spring is an EJB replacement, isn't it?</text:span></text:p>
              </text:list-item>
            </text:list>
            <text:list text:style-name="L4">
              <text:list-item>
                <text:p text:style-name="P9"><text:span text:style-name="T4">EJB3 has its own DI mechanis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Motivation</text:span></text:p>
          </draw:text-box>
        </draw:frame>
        <draw:frame presentation:style-name="pr4" draw:text-style-name="P2" draw:layer="layout" svg:width="21.801cm" svg:height="14.394cm" svg:x="2.751cm" svg:y="3.174cm" presentation:class="outline" presentation:user-transformed="true">
          <draw:text-box>
            <text:list text:style-name="L4">
              <text:list-item>
                <text:p text:style-name="P9"><text:span text:style-name="T4">Spring is an EJB replacement, isn't it?</text:span></text:p>
              </text:list-item>
            </text:list>
            <text:list text:style-name="L4">
              <text:list-item>
                <text:p text:style-name="P9"><text:span text:style-name="T4">EJB3 has its own DI mechanis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It has big limitation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t can only inject dependencies into Session and Message Driven beans – not arbitrary POJ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Values must come from JNDI. Injecting POJO – noway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Accessing EJB3 from Spring</text:span></text:p>
          </draw:text-box>
        </draw:frame>
        <draw:frame presentation:style-name="pr4" draw:text-style-name="P15" draw:layer="layout" svg:width="21.801cm" svg:height="14.394cm" svg:x="2.751cm" svg:y="3.174cm" presentation:class="outline" presentation:user-transformed="true">
          <draw:text-box>
            <text:list text:style-name="L5">
              <text:list-item>
                <text:p text:style-name="P13"><text:span text:style-name="T6">&lt;?xml version="1.0" encoding="UTF-8"?&gt;</text:span></text:p>
              </text:list-item>
            </text:list>
            <text:list text:style-name="L5">
              <text:list-item>
                <text:p text:style-name="P13"><text:span text:style-name="T7">&lt;beans xmlns="</text:span><text:span text:style-name="T7"><text:a xlink:href="http://www.springframework.org/schema/beans">http://www.springframework.org/schema/beans</text:a></text:span><text:span text:style-name="T7">"</text:span></text:p>
              </text:list-item>
            </text:list>
            <text:list text:style-name="L5">
              <text:list-item>
                <text:p text:style-name="P13"><text:span text:style-name="T7"><text:s text:c="2"/></text:span><text:span text:style-name="T7">xmlns:xsi="</text:span><text:span text:style-name="T7"><text:a xlink:href="http://www.w3.org/2001/XMLSchema-instance">http://www.w3.org/2001/XMLSchema-instance</text:a></text:span><text:span text:style-name="T7">"</text:span></text:p>
              </text:list-item>
            </text:list>
            <text:list text:style-name="L4">
              <text:list-item>
                <text:p text:style-name="P14"><text:span text:style-name="T8"><text:s text:c="2"/></text:span><text:span text:style-name="T8">xmlns:p="http://www.springframework.org/schema/p"</text:span></text:p>
              </text:list-item>
            </text:list>
            <text:list text:style-name="L5">
              <text:list-item>
                <text:p text:style-name="P13"><text:span text:style-name="T7"><text:s text:c="2"/></text:span><text:span text:style-name="T7">xsi:schemaLocation="</text:span><text:span text:style-name="T9">http://www.springframework.org/schema/beans </text:span><text:span text:style-name="T9"><text:a xlink:href="http://www.springframework.org/schema/beans/spring-beans-2.5.xsd">http://www.springframework.org/schema/beans/spring-beans-2.5.xsd</text:a></text:span><text:span text:style-name="T10">"&gt;</text:span></text:p>
              </text:list-item>
            </text:list>
            <text:list text:style-name="L5">
              <text:list-item>
                <text:p text:style-name="P13"><text:span text:style-name="T11"/></text:p>
              </text:list-item>
            </text:list>
            <text:list text:style-name="L5">
              <text:list-item>
                <text:p text:style-name="P13"><text:span text:style-name="T12"><text:s text:c="4"/></text:span><text:span text:style-name="T13">&lt;</text:span><text:span text:style-name="T14">bean </text:span><text:span text:style-name="T15">id</text:span><text:span text:style-name="T16">=</text:span><text:span text:style-name="T17">"userService" </text:span><text:span text:style-name="T15">class</text:span><text:span text:style-name="T16">=</text:span><text:span text:style-name="T17">"org.springframework.jndi.JndiObjectFactoryBean"</text:span><text:span text:style-name="T13">&gt;</text:span></text:p>
              </text:list-item>
            </text:list>
            <text:list text:style-name="L4">
              <text:list-item>
                <text:p text:style-name="P14"><text:span text:style-name="T16"><text:s text:c="8"/></text:span><text:span text:style-name="T13">&lt;</text:span><text:span text:style-name="T14">property </text:span><text:span text:style-name="T15">name</text:span><text:span text:style-name="T16">=</text:span><text:span text:style-name="T17">"jndiName" </text:span><text:span text:style-name="T15">value</text:span><text:span text:style-name="T16">=</text:span><text:span text:style-name="T17">"springEjb3App/UserServiceImpl/remote" </text:span><text:span text:style-name="T13">/&gt;</text:span></text:p>
              </text:list-item>
            </text:list>
            <text:list text:style-name="L4">
              <text:list-item>
                <text:p text:style-name="P14"><text:span text:style-name="T16"><text:s text:c="8"/></text:span><text:span text:style-name="T13">&lt;</text:span><text:span text:style-name="T14">property </text:span><text:span text:style-name="T15">name</text:span><text:span text:style-name="T16">=</text:span><text:span text:style-name="T17">"expectedType" </text:span><text:span text:style-name="T15">value</text:span><text:span text:style-name="T16">=</text:span><text:span text:style-name="T17">"com.tikal.demo.service.UserService" </text:span><text:span text:style-name="T13">/&gt;</text:span></text:p>
              </text:list-item>
            </text:list>
            <text:list text:style-name="L4">
              <text:list-item>
                <text:p text:style-name="P14"><text:span text:style-name="T16"><text:s text:c="4"/></text:span><text:span text:style-name="T13">&lt;/</text:span><text:span text:style-name="T14">bean</text:span><text:span text:style-name="T13">&gt;</text:span></text:p>
              </text:list-item>
            </text:list>
            <text:list text:style-name="L4">
              <text:list-item>
                <text:p text:style-name="P14"><text:span text:style-name="T13"><text:s text:c="4"/></text:span></text:p>
              </text:list-item>
            </text:list>
            <text:list text:style-name="L4">
              <text:list-item>
                <text:p text:style-name="P14"><text:span text:style-name="T13"><text:s text:c="4"/></text:span><text:span text:style-name="T13">&lt;</text:span><text:span text:style-name="T14">bean </text:span><text:span text:style-name="T15">id</text:span><text:span text:style-name="T16">=</text:span><text:span text:style-name="T17">"userService2" </text:span><text:span text:style-name="T15">class</text:span><text:span text:style-name="T16">=</text:span><text:span text:style-name="T17">"org.springframework.jndi.JndiObjectFactoryBean"</text:span></text:p>
              </text:list-item>
            </text:list>
            <text:list text:style-name="L4">
              <text:list-item>
                <text:p text:style-name="P14"><text:span text:style-name="T17"><text:s text:c="8"/></text:span><text:span text:style-name="T15">p:jndi-name</text:span><text:span text:style-name="T16">=</text:span><text:span text:style-name="T17">"springEjb3App/UserServiceImpl/remote"</text:span></text:p>
              </text:list-item>
            </text:list>
            <text:list text:style-name="L4">
              <text:list-item>
                <text:p text:style-name="P14"><text:span text:style-name="T17"><text:s text:c="8"/></text:span><text:span text:style-name="T15">p:expected-type</text:span><text:span text:style-name="T16">=</text:span><text:span text:style-name="T17">"com.tikal.demo.service.UserService" </text:span><text:span text:style-name="T13">/&gt;</text:span></text:p>
              </text:list-item>
            </text:list>
            <text:list text:style-name="L5">
              <text:list-item>
                <text:p text:style-name="P13"><text:span text:style-name="T18">&lt;/beans&gt;</text:span></text:p>
              </text:list-item>
            </text:list>
            <text:list text:style-name="L5">
              <text:list-item>
                <text:p text:style-name="P13"><text:span text:style-name="T18"/></text:p>
              </text:list-item>
            </text:list>
            <text:list text:style-name="L5">
              <text:list-item>
                <text:p text:style-name="P13"><text:span text:style-name="T18"/></text:p>
              </text:list-item>
            </text:list>
            <text:list text:style-name="L5">
              <text:list-item>
                <text:p text:style-name="P13"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Accessing EJB3 from Spring</text:span></text:p>
          </draw:text-box>
        </draw:frame>
        <draw:frame presentation:style-name="pr4" draw:text-style-name="P15" draw:layer="layout" svg:width="21.801cm" svg:height="14.394cm" svg:x="2.751cm" svg:y="3.174cm" presentation:class="outline" presentation:user-transformed="true">
          <draw:text-box>
            <text:list text:style-name="L5">
              <text:list-item>
                <text:p text:style-name="P16"><text:span text:style-name="T19">&lt;?xml version="1.0" encoding="UTF-8"?&gt;</text:span></text:p>
              </text:list-item>
            </text:list>
            <text:list text:style-name="L5">
              <text:list-item>
                <text:p text:style-name="P16"><text:span text:style-name="T20">&lt;beans xmlns="http://www.springframework.org/schema/beans"</text:span></text:p>
              </text:list-item>
            </text:list>
            <text:list text:style-name="L5">
              <text:list-item>
                <text:p text:style-name="P16"><text:span text:style-name="T20"><text:s text:c="2"/></text:span><text:span text:style-name="T20">xmlns:xsi="http://www.w3.org/2001/XMLSchema-instance"</text:span></text:p>
              </text:list-item>
            </text:list>
            <text:list text:style-name="L5">
              <text:list-item>
                <text:p text:style-name="P16"><text:span text:style-name="T21"><text:s text:c="2"/></text:span><text:span text:style-name="T21">xmlns:jee="http://www.springframework.org/schema/jee"</text:span></text:p>
              </text:list-item>
            </text:list>
            <text:list text:style-name="L5">
              <text:list-item>
                <text:p text:style-name="P16"><text:span text:style-name="T20"><text:s text:c="2"/></text:span><text:span text:style-name="T20">xsi:schemaLocation="</text:span></text:p>
              </text:list-item>
            </text:list>
            <text:list text:style-name="L5">
              <text:list-item>
                <text:p text:style-name="P16"><text:span text:style-name="T22"><text:s text:c="4"/></text:span><text:span text:style-name="T22"><text:a xlink:href="http://www.springframework.org/schema/beans">http://www.springframework.org/schema/beans</text:a></text:span><text:span text:style-name="T22"> <text:s/>http://www.springframework.org/schema/beans/spring-beans-2.5.xsd</text:span></text:p>
              </text:list-item>
            </text:list>
            <text:list text:style-name="L5">
              <text:list-item>
                <text:p text:style-name="P17"><text:span text:style-name="T23"><text:s text:c="4"/></text:span><text:span text:style-name="T23">http://www.springframework.org/schema/jee http://www.springframework.org/schema/jee/spring-jee-2.5.xsd</text:span><text:span text:style-name="T24">"&gt;</text:span></text:p>
              </text:list-item>
            </text:list>
            <text:list text:style-name="L5">
              <text:list-item>
                <text:p text:style-name="P16"><text:span text:style-name="T20"/></text:p>
              </text:list-item>
            </text:list>
            <text:list text:style-name="L4">
              <text:list-item>
                <text:p text:style-name="P14"><text:span text:style-name="T25"><text:s text:c="4"/></text:span><text:span text:style-name="T26">&lt;</text:span><text:span text:style-name="T27">jee:jndi-lookup </text:span><text:span text:style-name="T28">id</text:span><text:span text:style-name="T25">=</text:span><text:span text:style-name="T29">"userService"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28">jndi-name</text:span><text:span text:style-name="T25">=</text:span><text:span text:style-name="T29">"springEjb3App/UserServiceImpl/remote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30">expected-type</text:span><text:span text:style-name="T31">=</text:span><text:span text:style-name="T32">"com.tikal.demo.service.UserService"</text:span><text:span text:style-name="T33">/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0"><text:span text:style-name="T20">&lt;/beans&gt;</text:span></text:p>
              </text:list-item>
            </text:list>
            <text:list text:style-name="L5">
              <text:list-item>
                <text:p text:style-name="P16"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Extend EJB 3 DI with Spring</text:span></text:p>
          </draw:text-box>
        </draw:frame>
        <draw:frame presentation:style-name="pr6" draw:text-style-name="P25" draw:layer="layout" svg:width="21.801cm" svg:height="14.908cm" svg:x="2.751cm" svg:y="3.174cm" presentation:class="outline" presentation:user-transformed="true">
          <draw:text-box>
            <text:list text:style-name="L6">
              <text:list-item>
                <text:p text:style-name="P20">1. Start Spring application context <text:s/>before EJB3 beans are initialized – Jboss specific</text:p>
              </text:list-item>
            </text:list>
            <text:list text:style-name="L6" text:continue-numbering="true">
              <text:list-item>
                <text:p text:style-name="P20"><text:span text:style-name="T34">ContextLoaderManagement.java:</text:span></text:p>
              </text:list-item>
            </text:list>
            <text:list text:style-name="L4">
              <text:list-item>
                <text:p text:style-name="P14"><text:span text:style-name="T35">public</text:span><text:span text:style-name="T25"> </text:span><text:span text:style-name="T35">interface</text:span><text:span text:style-name="T25"> ContextLoaderManagement {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5">void</text:span><text:span text:style-name="T25"> start() </text:span><text:span text:style-name="T35">throws</text:span><text:span text:style-name="T25"> Exception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35">void</text:span><text:span text:style-name="T25"> stop();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36">}</text:span></text:p>
              </text:list-item>
            </text:list>
            <text:list text:style-name="L4">
              <text:list-item>
                <text:p text:style-name="P14"><text:span text:style-name="T34">ContextLoaderService.java</text:span></text:p>
              </text:list-item>
            </text:list>
            <text:list text:style-name="L4">
              <text:list-item>
                <text:p text:style-name="P23"><text:span text:style-name="T36">@Service</text:span></text:p>
              </text:list-item>
            </text:list>
            <text:list text:style-name="L4">
              <text:list-item>
                <text:p text:style-name="P14"><text:span text:style-name="T37">@Management</text:span><text:span text:style-name="T25">(ContextLoaderManagement.</text:span><text:span text:style-name="T35">class</text:span><text:span text:style-name="T25">)</text:span></text:p>
              </text:list-item>
            </text:list>
            <text:list text:style-name="L4">
              <text:list-item>
                <text:p text:style-name="P14"><text:span text:style-name="T35">public</text:span><text:span text:style-name="T25"> </text:span><text:span text:style-name="T35">class</text:span><text:span text:style-name="T25"> ContextLoaderService </text:span><text:span text:style-name="T35">implements</text:span><text:span text:style-name="T25"> ContextLoaderManagement {</text:span></text:p>
              </text:list-item>
            </text:list>
            <text:list text:style-name="L4">
              <text:list-item>
                <text:p text:style-name="P14"><text:span text:style-name="T25"><text:s text:c="4"/></text:span><text:span text:style-name="T35">private</text:span><text:span text:style-name="T25"> ConfigurableApplicationContext </text:span><text:span text:style-name="T38">context</text:span><text:span text:style-name="T25"> = </text:span><text:span text:style-name="T35">null</text:span><text:span text:style-name="T25">;</text:span></text:p>
              </text:list-item>
            </text:list>
            <text:list text:style-name="L4">
              <text:list-item>
                <text:p text:style-name="P14"><text:span text:style-name="T25"><text:s text:c="4"/></text:span><text:span text:style-name="T35">public</text:span><text:span text:style-name="T25"> </text:span><text:span text:style-name="T35">void</text:span><text:span text:style-name="T25"> start() </text:span><text:span text:style-name="T35">throws</text:span><text:span text:style-name="T25"> Exception {</text:span></text:p>
              </text:list-item>
            </text:list>
            <text:list text:style-name="L4">
              <text:list-item>
                <text:p text:style-name="P14"><text:span text:style-name="T25"><text:s text:c="8"/></text:span><text:span text:style-name="T35">this</text:span><text:span text:style-name="T25">.</text:span><text:span text:style-name="T38">context</text:span><text:span text:style-name="T25"> = </text:span><text:span text:style-name="T35">new</text:span><text:span text:style-name="T25"> ClassPathXmlApplicationContext(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29">"classpath:/META-INF/applicationContext.xml"</text:span><text:span text:style-name="T25">);</text:span><text:span text:style-name="T25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<text:span text:style-name="T36"><text:s text:c="4"/></text:span><text:span text:style-name="T36">}</text:span></text:p>
              </text:list-item>
            </text:list>
            <text:list text:style-name="L4">
              <text:list-item>
                <text:p text:style-name="P14"><text:span text:style-name="T25"><text:s text:c="4"/></text:span><text:span text:style-name="T35">public</text:span><text:span text:style-name="T25"> </text:span><text:span text:style-name="T35">void</text:span><text:span text:style-name="T25"> stop() {</text:span></text:p>
              </text:list-item>
            </text:list>
            <text:list text:style-name="L4">
              <text:list-item>
                <text:p text:style-name="P14"><text:span text:style-name="T25"><text:s text:c="8"/></text:span><text:span text:style-name="T35">this</text:span><text:span text:style-name="T25">.</text:span><text:span text:style-name="T38">context</text:span><text:span text:style-name="T25">.close();</text:span></text:p>
              </text:list-item>
            </text:list>
            <text:list text:style-name="L4">
              <text:list-item>
                <text:p text:style-name="P22"><text:span text:style-name="T36"><text:s text:c="4"/></text:span><text:span text:style-name="T36">}</text:span></text:p>
              </text:list-item>
            </text:list>
            <text:list text:style-name="L4">
              <text:list-item>
                <text:p text:style-name="P22"><text:span text:style-name="T3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Extend EJB 3 DI with Spring</text:span></text:p>
          </draw:text-box>
        </draw:frame>
        <draw:frame presentation:style-name="pr7" draw:text-style-name="P25" draw:layer="layout" svg:width="21.801cm" svg:height="14.394cm" svg:x="2.751cm" svg:y="3.174cm" presentation:class="outline" presentation:user-transformed="true">
          <draw:text-box>
            <text:list text:style-name="L6" text:continue-numbering="true">
              <text:list-item>
                <text:p text:style-name="P20">2. Define that Stateless Session Bean depends on the above service – Jboss specific</text:p>
              </text:list-item>
            </text:list>
            <text:list text:style-name="L6" text:continue-numbering="true">
              <text:list-item>
                <text:p text:style-name="P20">3. Add <text:span text:style-name="T39">@Configurable</text:span><text:span text:style-name="T40"> annotation to EJB</text:span></text:p>
              </text:list-item>
            </text:list>
            <text:list text:style-name="L6" text:continue-numbering="true">
              <text:list-item>
                <text:p text:style-name="P20"><text:span text:style-name="T40"/></text:p>
              </text:list-item>
            </text:list>
            <text:list text:style-name="L6" text:continue-numbering="true">
              <text:list-item>
                <text:p text:style-name="P20"><text:span text:style-name="T34">UserServiceImpl.java:</text:span></text:p>
              </text:list-item>
            </text:list>
            <text:list text:style-name="L4">
              <text:list-item>
                <text:p text:style-name="P23"><text:span text:style-name="T41">@Stateless</text:span></text:p>
              </text:list-item>
            </text:list>
            <text:list text:style-name="L4">
              <text:list-item>
                <text:p text:style-name="P14"><text:span text:style-name="T37">@Remote</text:span><text:span text:style-name="T25">(UserService.</text:span><text:span text:style-name="T35">class</text:span><text:span text:style-name="T25">)</text:span></text:p>
              </text:list-item>
            </text:list>
            <text:list text:style-name="L4">
              <text:list-item>
                <text:p text:style-name="P20"><text:span text:style-name="T42">@Depends("jboss.j2ee:jar=</text:span><text:span text:style-name="T43">springEjb3.jar</text:span><text:span text:style-name="T42">,name=ContextLoaderService,service=EJB3")</text:span></text:p>
              </text:list-item>
            </text:list>
            <text:list text:style-name="L4">
              <text:list-item>
                <text:p text:style-name="P14"><text:span text:style-name="T37">@Configurable</text:span><text:span text:style-name="T25">(value=</text:span><text:span text:style-name="T29">"userService"</text:span><text:span text:style-name="T25">)</text:span></text:p>
              </text:list-item>
            </text:list>
            <text:list text:style-name="L4">
              <text:list-item>
                <text:p text:style-name="P14"><text:span text:style-name="T35">public</text:span><text:span text:style-name="T25"> </text:span><text:span text:style-name="T35">class</text:span><text:span text:style-name="T25"> UserServiceImpl </text:span><text:span text:style-name="T35">implements</text:span><text:span text:style-name="T25"> UserService {</text:span></text:p>
              </text:list-item>
            </text:list>
            <text:list text:style-name="L4">
              <text:list-item>
                <text:p text:style-name="P14"><text:span text:style-name="T25"><text:s text:c="4"/></text:span><text:span text:style-name="T25">...</text:span></text:p>
              </text:list-item>
            </text:list>
            <text:list text:style-name="L4">
              <text:list-item>
                <text:p text:style-name="P14"><text:span text:style-name="T25">}</text:span></text:p>
              </text:list-item>
            </text:list>
            <text:list text:style-name="L4">
              <text:list-item>
                <text:p text:style-name="P14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Extend EJB 3 DI with Spring</text:span></text:p>
          </draw:text-box>
        </draw:frame>
        <draw:frame presentation:style-name="pr8" draw:text-style-name="P25" draw:layer="layout" svg:width="21.801cm" svg:height="14.394cm" svg:x="2.751cm" svg:y="3.174cm" presentation:class="outline" presentation:user-transformed="true">
          <draw:text-box>
            <text:list text:style-name="L6" text:continue-numbering="true">
              <text:list-item>
                <text:p text:style-name="P20">4. Add <text:span text:style-name="T44">spring-aspects.jar</text:span> to classpath </text:p>
              </text:list-item>
            </text:list>
            <text:list text:style-name="L6" text:continue-numbering="true">
              <text:list-item>
                <text:p text:style-name="P20"><text:s text:c="4"/>(from <text:span text:style-name="T44">path/to/spring/dist/weaving</text:span>)</text:p>
              </text:list-item>
            </text:list>
            <text:list text:style-name="L6" text:continue-numbering="true">
              <text:list-item>
                <text:p text:style-name="P20">5. Add <text:span text:style-name="T44">aspectjrt.jar</text:span> to classpath </text:p>
              </text:list-item>
            </text:list>
            <text:list text:style-name="L6" text:continue-numbering="true">
              <text:list-item>
                <text:p text:style-name="P20"><text:s text:c="4"/>(from <text:span text:style-name="T44">path/to/spring/lib/aspectj</text:span> for example)</text:p>
              </text:list-item>
            </text:list>
            <text:list text:style-name="L6" text:continue-numbering="true">
              <text:list-item>
                <text:p text:style-name="P20">6. Add Load-Time-Weavers to Jboss command line:</text:p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0"><text:span text:style-name="T45">-javaagent:path/to/spring-agent.jar 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0"><text:span text:style-name="T45">-javaagent:</text:span><text:span text:style-name="T46">path/to/</text:span><text:span text:style-name="T45">aspectjweaver.jar</text:span>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20"><text:span text:style-name="T47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Extend EJB 3 DI with Spring</text:span></text:p>
          </draw:text-box>
        </draw:frame>
        <draw:frame presentation:style-name="pr9" draw:text-style-name="P25" draw:layer="layout" svg:width="21.801cm" svg:height="14.394cm" svg:x="2.751cm" svg:y="1.999cm" presentation:class="outline" presentation:user-transformed="true">
          <draw:text-box>
            <text:list text:style-name="L6" text:continue-numbering="true">
              <text:list-item>
                <text:p text:style-name="P20"><text:span text:style-name="T48"/></text:p>
              </text:list-item>
            </text:list>
            <text:list text:style-name="L6" text:continue-numbering="true">
              <text:list-item>
                <text:p text:style-name="P20"><text:span text:style-name="T49">7. Add </text:span><text:span text:style-name="T50">META-INF/aop.xml file</text:span></text:p>
              </text:list-item>
            </text:list>
            <text:list text:style-name="L4">
              <text:list-item>
                <text:p text:style-name="P14"><text:span text:style-name="T51">&lt;!</text:span><text:span text:style-name="T52">DOCTYPE </text:span><text:span text:style-name="T53">aspectj </text:span><text:span text:style-name="T54">PUBLIC</text:span></text:p>
              </text:list-item>
            </text:list>
            <text:list text:style-name="L4">
              <text:list-item>
                <text:p text:style-name="P14"><text:span text:style-name="T53">"-//AspectJ//DTD//EN" </text:span><text:span text:style-name="T55">"http://www.eclipse.org/aspectj/dtd/aspectj.dtd"</text:span><text:span text:style-name="T51">&gt;</text:span></text:p>
              </text:list-item>
            </text:list>
            <text:list text:style-name="L4">
              <text:list-item>
                <text:p text:style-name="P14"><text:span text:style-name="T51">&lt;</text:span><text:span text:style-name="T52">aspectj</text:span><text:span text:style-name="T51">&gt;</text:span></text:p>
              </text:list-item>
            </text:list>
            <text:list text:style-name="L4">
              <text:list-item>
                <text:p text:style-name="P14"><text:span text:style-name="T56"><text:s text:c="4"/></text:span><text:span text:style-name="T51">&lt;</text:span><text:span text:style-name="T52">weaver</text:span><text:span text:style-name="T51">&gt;</text:span></text:p>
              </text:list-item>
            </text:list>
            <text:list text:style-name="L4">
              <text:list-item>
                <text:p text:style-name="P14"><text:span text:style-name="T56"><text:s text:c="8"/></text:span><text:span text:style-name="T57">&lt;!-- only weave classes in our application-specific packages --&gt;</text:span></text:p>
              </text:list-item>
            </text:list>
            <text:list text:style-name="L4">
              <text:list-item>
                <text:p text:style-name="P14"><text:span text:style-name="T56"><text:s text:c="8"/></text:span><text:span text:style-name="T51">&lt;</text:span><text:span text:style-name="T52">include </text:span><text:span text:style-name="T58">within</text:span><text:span text:style-name="T56">=</text:span><text:span text:style-name="T59">"com.tikal.demo.service.*" </text:span><text:span text:style-name="T51">/&gt;</text:span></text:p>
              </text:list-item>
            </text:list>
            <text:list text:style-name="L4">
              <text:list-item>
                <text:p text:style-name="P14"><text:span text:style-name="T56"><text:s text:c="4"/></text:span><text:span text:style-name="T51">&lt;/</text:span><text:span text:style-name="T52">weaver</text:span><text:span text:style-name="T51">&gt;</text:span></text:p>
              </text:list-item>
            </text:list>
            <text:list text:style-name="L4">
              <text:list-item>
                <text:p text:style-name="P14"><text:span text:style-name="T56"><text:s text:c="4"/></text:span><text:span text:style-name="T51">&lt;</text:span><text:span text:style-name="T52">aspects</text:span><text:span text:style-name="T51">&gt;</text:span></text:p>
              </text:list-item>
            </text:list>
            <text:list text:style-name="L4">
              <text:list-item>
                <text:p text:style-name="P14"><text:span text:style-name="T56"><text:s text:c="8"/></text:span><text:span text:style-name="T57">&lt;!-- weave in just this aspect --&gt;</text:span></text:p>
              </text:list-item>
            </text:list>
            <text:list text:style-name="L4">
              <text:list-item>
                <text:p text:style-name="P14"><text:span text:style-name="T56"><text:s text:c="8"/></text:span><text:span text:style-name="T51">&lt;</text:span><text:span text:style-name="T52">aspect</text:span></text:p>
              </text:list-item>
            </text:list>
            <text:list text:style-name="L4">
              <text:list-item>
                <text:p text:style-name="P14"><text:span text:style-name="T58">name</text:span><text:span text:style-name="T56">=</text:span><text:span text:style-name="T59">"org.springframework.beans.factory.aspectj.AnnotationBeanConfigurerAspect" </text:span><text:span text:style-name="T51">/&gt;</text:span></text:p>
              </text:list-item>
            </text:list>
            <text:list text:style-name="L4">
              <text:list-item>
                <text:p text:style-name="P14"><text:span text:style-name="T56"><text:s text:c="4"/></text:span><text:span text:style-name="T51">&lt;/</text:span><text:span text:style-name="T52">aspects</text:span><text:span text:style-name="T51">&gt;</text:span></text:p>
              </text:list-item>
            </text:list>
            <text:list text:style-name="L4">
              <text:list-item>
                <text:p text:style-name="P14"><text:span text:style-name="T51">&lt;/</text:span><text:span text:style-name="T52">aspectj</text:span><text:span text:style-name="T51">&gt;</text:span></text:p>
              </text:list-item>
            </text:list>
            <text:list text:style-name="L6" text:continue-numbering="true">
              <text:list-item>
                <text:p text:style-name="P20"><text:span text:style-name="T60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4"><text:span text:style-name="T2">Extend EJB 3 DI with Spring</text:span></text:p>
          </draw:text-box>
        </draw:frame>
        <draw:frame presentation:style-name="pr10" draw:text-style-name="P25" draw:layer="layout" svg:width="21.801cm" svg:height="15.609cm" svg:x="2.751cm" svg:y="3.174cm" presentation:class="outline" presentation:user-transformed="true">
          <draw:text-box>
            <text:list text:style-name="L6" text:continue-numbering="true">
              <text:list-item>
                <text:p text:style-name="P20">8. Configuring Spring Application Context</text:p>
              </text:list-item>
            </text:list>
            <text:list text:style-name="L6" text:continue-numbering="true">
              <text:list-item>
                <text:p text:style-name="P20"><text:span text:style-name="T34">applicationContext.xml:</text:span></text:p>
              </text:list-item>
            </text:list>
            <text:list text:style-name="L4">
              <text:list-item>
                <text:p text:style-name="P14"><text:span text:style-name="T26">&lt;?</text:span><text:span text:style-name="T27">xml </text:span><text:span text:style-name="T28">version</text:span><text:span text:style-name="T25">=</text:span><text:span text:style-name="T29">"1.0" </text:span><text:span text:style-name="T28">encoding</text:span><text:span text:style-name="T25">=</text:span><text:span text:style-name="T29">"UTF-8"</text:span><text:span text:style-name="T26">?&gt;</text:span></text:p>
              </text:list-item>
            </text:list>
            <text:list text:style-name="L4">
              <text:list-item>
                <text:p text:style-name="P14"><text:span text:style-name="T26">&lt;</text:span><text:span text:style-name="T27">beans </text:span><text:span text:style-name="T28">xmlns</text:span><text:span text:style-name="T25">=</text:span><text:span text:style-name="T29">"http://www.springframework.org/schema/beans"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28">xmlns:xsi</text:span><text:span text:style-name="T25">=</text:span><text:span text:style-name="T29">"http://www.w3.org/2001/XMLSchema-instance"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8">xmlns:context</text:span><text:span text:style-name="T25">=</text:span><text:span text:style-name="T29">"http://www.springframework.org/schema/context"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8">xsi:schemaLocation</text:span><text:span text:style-name="T25">=</text:span><text:span text:style-name="T29">"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5">http://www.springframework.org/schema/beans http://www.springframework.org/schema/beans/spring-beans-2.5.xsd</text:span></text:p>
              </text:list-item>
            </text:list>
            <text:list text:style-name="L4">
              <text:list-item>
                <text:p text:style-name="P14"><text:span text:style-name="T29">http://www.springframework.org/schema/context </text:span><text:span text:style-name="T29"><text:a xlink:href="http://www.springframework.org/schema/context/spring-context-2.5.xsd">http://www.springframework.org/schema/context/spring-context-2.5.xsd</text:a></text:span><text:span text:style-name="T29">"</text:span><text:span text:style-name="T26">&gt;</text:span></text:p>
              </text:list-item>
            </text:list>
            <text:list text:style-name="L4">
              <text:list-item>
                <text:p text:style-name="P14"><text:span text:style-name="T26"/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&lt;</text:span><text:span text:style-name="T27">context:spring-configured </text:span><text:span text:style-name="T26">/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&lt;</text:span><text:span text:style-name="T27">context:load-time-weaver </text:span><text:span text:style-name="T26">/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&lt;</text:span><text:span text:style-name="T27">bean </text:span><text:span text:style-name="T28">id</text:span><text:span text:style-name="T25">=</text:span><text:span text:style-name="T29">"userService" </text:span><text:span text:style-name="T28">scope</text:span><text:span text:style-name="T25">=</text:span><text:span text:style-name="T29">"prototype"</text:span><text:span text:style-name="T26">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61">&lt;!-- abstract="true" <text:s/>lazy-init="true"--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26">&lt;</text:span><text:span text:style-name="T27">property </text:span><text:span text:style-name="T28">name</text:span><text:span text:style-name="T25">=</text:span><text:span text:style-name="T29">"dao"</text:span><text:span text:style-name="T26">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26">&lt;</text:span><text:span text:style-name="T27">bean </text:span><text:span text:style-name="T28">class</text:span><text:span text:style-name="T25">=</text:span><text:span text:style-name="T29">"com.tikal.demo.dao.UserDaoImpl" </text:span><text:span text:style-name="T26">/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26">&lt;/</text:span><text:span text:style-name="T27">property</text:span><text:span text:style-name="T26">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&lt;/</text:span><text:span text:style-name="T27">bean</text:span><text:span text:style-name="T26">&gt;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26">&lt;/</text:span><text:span text:style-name="T27">beans</text:span><text:span text:style-name="T26">&gt;</text:span></text:p>
              </text:list-item>
            </text:list>
            <text:list text:style-name="L4">
              <text:list-item>
                <text:p text:style-name="P14"><text:span text:style-name="T26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2.7cm" svg:height="9.525cm" svg:x="3.175cm" svg:y="1.905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961cm" svg:height="11.423cm" svg:x="2.539cm" svg:y="12.064cm" presentation:class="notes" presentation:placeholder="true">
            <draw:text-box/>
          </draw:frame>
        </presentation:notes>
      </draw:page>
      <draw:page draw:name="page14" draw:style-name="dp3" draw:master-page-name="Presentation_25_20Template" presentation:presentation-page-layout-name="AL1T0">
        <office:forms form:automatic-focus="false" form:apply-design-mode="false"/>
        <draw:frame presentation:style-name="pr11" draw:text-style-name="P2" draw:layer="layout" svg:width="22.649cm" svg:height="4.446cm" svg:x="2.715cm" svg:y="10.371cm" presentation:class="title" presentation:user-transformed="true">
          <draw:text-box>
            <text:p text:style-name="P28"><text:span text:style-name="T62">Thank You</text:span><text:span text:style-name="T62"><text:line-break/></text:span><text:span text:style-name="T62"/></text:p>
          </draw:text-box>
        </draw:frame>
        <presentation:notes draw:style-name="dp4">
          <draw:custom-shape draw:style-name="gr1" draw:text-style-name="P2" draw:layer="layout" svg:width="7.144cm" svg:height="9.525cm" svg:x="5.953cm" svg:y="1.93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3.961cm" svg:height="11.423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b2b2b2" draw:end-color="#ffffff" draw:start-intensity="100%" draw:end-intensity="100%" draw:angle="0" draw:border="0%"/>
    <draw:gradient draw:name="Gradient_20_7" draw:display-name="Gradient 7" draw:style="linear" draw:start-color="#ccc7bc" draw:end-color="#fefefe" draw:start-intensity="100%" draw:end-intensity="100%" draw:angle="0" draw:border="0%"/>
    <draw:gradient draw:name="Gradient_20_8" draw:display-name="Gradient 8" draw:style="linear" draw:start-color="#fefefe" draw:end-color="#bcb6a8" draw:start-intensity="100%" draw:end-intensity="100%" draw:angle="0" draw:border="0%"/>
    <draw:gradient draw:name="Gradient_20_9" draw:display-name="Gradient 9" draw:style="rectangular" draw:cx="50%" draw:cy="50%" draw:start-color="#d85700" draw:end-color="#feb32c" draw:start-intensity="100%" draw:end-intensity="100%" draw:angle="0" draw:border="0%"/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13 213" svg:d="m107 0 106 213h-213z"/>
    <draw:marker draw:name="Arrowheads_20_3" draw:display-name="Arrowheads 3" svg:viewBox="0 0 213 213" svg:d="m107 0 106 213h-213z"/>
    <draw:marker draw:name="Arrowheads_20_4" draw:display-name="Arrowheads 4" svg:viewBox="0 0 213 213" svg:d="m107 0 106 213h-213z"/>
    <draw:marker draw:name="Arrowheads_20_5" draw:display-name="Arrowheads 5" svg:viewBox="0 0 213 213" svg:d="m107 0 106 213h-213z"/>
    <draw:marker draw:name="Arrowheads_20_6" draw:display-name="Arrowheads 6" svg:viewBox="0 0 213 213" svg:d="m107 0 106 213h-213z"/>
    <draw:marker draw:name="Arrowheads_20_7" draw:display-name="Arrowheads 7" svg:viewBox="0 0 213 213" svg:d="m107 0 106 213h-213z"/>
    <draw:marker draw:name="Arrowheads_20_8" draw:display-name="Arrowheads 8" svg:viewBox="0 0 213 213" svg:d="m107 0 106 213h-213z"/>
    <draw:marker draw:name="Arrowheads_20_9" draw:display-name="Arrowheads 9" svg:viewBox="0 0 213 213" svg:d="m107 0 106 213h-213z"/>
    <draw:marker draw:name="msArrowEnd_20_5" draw:display-name="msArrowEnd 5" svg:viewBox="0 0 210 210" svg:d="m105 0 105 210h-210z"/>
    <draw:stroke-dash draw:name="Dash_20_2" draw:display-name="Dash 2" draw:style="rect" draw:dots1="1" draw:dots1-length="0.035cm" draw:distance="0.035cm"/>
    <draw:stroke-dash draw:name="Dash_20_3" draw:display-name="Dash 3" draw:style="rect" draw:dots1="1" draw:dots1-length="0.062cm" draw:distance="0.06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Lucida Sans Unicode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"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">
            <style:list-level-properties text:min-label-width="0.943cm"/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 text:min-label-width="0.784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.943cm" fo:margin-right="0cm" fo:margin-top="0.176cm" fo:margin-bottom="0cm" fo:line-height="107%" fo:text-align="start" text:enable-numbering="true" fo:text-indent="0cm" style:punctuation-wrap="hanging" style:line-break="strict" style:writing-mode="lr-tb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158cm" fo:margin-bottom="0cm" fo:line-height="107%" fo:text-align="start" text:enable-numbering="true" fo:text-indent="0cm" style:punctuation-wrap="hanging" style:line-break="strict" style:writing-mode="lr-tb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Presentation_25_20Template-title" style:display-name="Presentation%20Template-title" style:family="presentation">
      <style:graphic-properties draw:stroke="none" draw:fill="none" draw:textarea-vertical-align="middle">
        <text:list-style style:name="Presentation_5f_25_5f_20Template-title" style:display-name="Presentation_25_20Template-title">
          <text:list-level-style-bullet text:level="1" text:bullet-char="•">
            <style:text-properties fo:font-family="'Lucida Sans Unicode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Presentation_25_20Template-subtitle" style:display-name="Presentation%20Template-subtitle" style:family="presentation">
      <style:graphic-properties draw:stroke="none" draw:fill="none" draw:textarea-vertical-align="middle">
        <text:list-style style:name="Presentation_5f_25_5f_20Template-subtitle" style:display-name="Presentation_25_20Template-subtitle">
          <text:list-level-style-bullet text:level="1" text:bullet-char=""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Presentation_25_20Template-background" style:display-name="Presentation%20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tion_25_20Template-backgroundobjects" style:display-name="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25_20Template-notes" style:display-name="Presentation%20Template-notes" style:family="presentation">
      <style:graphic-properties draw:stroke="none" draw:fill="none">
        <text:list-style style:name="Presentation_5f_25_5f_20Template-notes" style:display-name="Presentation_25_20Template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sentation_25_20Template-outline1" style:display-name="Presentation%20Template-outline1" style:family="presentation">
      <style:graphic-properties draw:stroke="none" draw:fill="none">
        <text:list-style style:name="Presentation_5f_25_5f_20Template-outline1" style:display-name="Presentation_25_20Template-outline1">
          <text:list-level-style-bullet text:level="1" text:bullet-char="">
            <style:list-level-properties text:min-label-width="0.943cm"/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 text:min-label-width="0.784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.943cm" fo:margin-right="0cm" fo:margin-top="0.176cm" fo:margin-bottom="0cm" fo:line-height="107%" fo:text-align="start" text:enable-numbering="true" fo:text-indent="0cm" style:punctuation-wrap="hanging" style:line-break="strict" style:writing-mode="lr-tb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Presentation_25_20Template-outline2" style:display-name="Presentation%20Template-outline2" style:family="presentation" style:parent-style-name="Presentation_25_20Template-outline1">
      <style:paragraph-properties fo:margin-left="2.054cm" fo:margin-right="0cm" fo:margin-top="0.158cm" fo:margin-bottom="0cm" fo:line-height="107%" fo:text-align="start" text:enable-numbering="true" fo:text-indent="0cm" style:punctuation-wrap="hanging" style:line-break="strict" style:writing-mode="lr-tb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Presentation_25_20Template-outline3" style:display-name="Presentation%20Template-outline3" style:family="presentation" style:parent-style-name="Presentation_25_20Template-outline2">
      <style:paragraph-properties fo:margin-left="3.175cm" fo:margin-right="0cm" fo:margin-top="0.141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Presentation_25_20Template-outline4" style:display-name="Presentation%20Template-outline4" style:family="presentation" style:parent-style-name="Presentation_25_20Template-outline3">
      <style:paragraph-properties fo:margin-left="4.44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Presentation_25_20Template-outline5" style:display-name="Presentation%20Template-outline5" style:family="presentation" style:parent-style-name="Presentation_25_20Template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Presentation_25_20Template-outline6" style:display-name="Presentation%20Template-outline6" style:family="presentation" style:parent-style-name="Presentation_25_20Template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Presentation_25_20Template-outline7" style:display-name="Presentation%20Template-outline7" style:family="presentation" style:parent-style-name="Presentation_25_20Template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Presentation_25_20Template-outline8" style:display-name="Presentation%20Template-outline8" style:family="presentation" style:parent-style-name="Presentation_25_20Template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Presentation_25_20Template-outline9" style:display-name="Presentation%20Template-outline9" style:family="presentation" style:parent-style-name="Presentation_25_20Template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e988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928c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fefefe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bcb6a8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77cm 0.326cm 4.164cm 0.203cm)" draw:image-opacity="100%" style:mirror="none"/>
    </style:style>
    <style:style style:name="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896cm 0.178cm 0.295cm 0.178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esentation_25_20Template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esentation_25_20Template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Presentation_25_20Template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Presentation_25_20Template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Presentation_25_20Template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8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9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T1" style:family="text">
      <style:text-properties fo:color="#5f5f5f" fo:font-family="Tahoma" style:font-family-generic="swiss" style:font-pitch="variable" fo:font-size="7pt" fo:language="en" fo:country="GB" style:font-family-asian="Tahoma" style:font-family-generic-asian="swiss" style:font-pitch-asian="variable" style:font-size-asian="7pt" style:font-family-complex="Tahoma" style:font-family-generic-complex="swiss" style:font-pitch-complex="variable" style:font-size-complex="7pt"/>
    </style:style>
    <style:style style:name="T2" style:family="text">
      <style:text-properties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3" style:family="text">
      <style:text-properties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754cm" svg:height="2.152cm" svg:x="2.646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793cm" svg:height="1.69cm" svg:x="2.751cm" svg:y="0.422cm" presentation:class="title" presentation:placeholder="true">
        <draw:text-box/>
      </draw:frame>
      <draw:frame presentation:style-name="Default-outline1" draw:layer="backgroundobjects" svg:width="22.216cm" svg:height="14.386cm" svg:x="2.752cm" svg:y="3.174cm" presentation:class="outline" presentation:placeholder="true">
        <draw:text-box/>
      </draw:frame>
      <draw:custom-shape draw:style-name="gr4" draw:text-style-name="P3" draw:layer="backgroundobjects" svg:width="2.54cm" svg:height="8.044cm" svg:x="-0.106cm" svg:y="2.328cm">
        <text:p/>
        <draw:enhanced-geometry svg:viewBox="0 0 21600 21600" draw:type="rectangle" draw:enhanced-path="M 0 0 L 21600 0 21600 21600 0 21600 0 0 Z N"/>
      </draw:custom-shape>
      <draw:frame draw:style-name="gr5" draw:text-style-name="P4" draw:layer="backgroundobjects" svg:width="3.175cm" svg:height="1.53cm" svg:x="22.225cm" svg:y="17.52cm">
        <draw:image xlink:href="Pictures/10000200000001CD000000DE9662307D.png" xlink:type="simple" xlink:show="embed" xlink:actuate="onLoad">
          <text:p/>
        </draw:image>
      </draw:frame>
      <draw:custom-shape draw:style-name="gr6" draw:text-style-name="P3" draw:layer="backgroundobjects" svg:width="14.605cm" svg:height="0.536cm" svg:x="2.752cm" svg:y="18.287cm">
        <text:p text:style-name="P5"><text:span text:style-name="T1">Copyright 2007 Tikal Knowledge, Ltd.</text:span><text:span text:style-name="T1"><text:tab/></text:span><text:span text:style-name="T1"> <text:s text:c="55"/>| <text:s text:c="2"/></text:span><text:span text:style-name="T1"><text:page-number>&lt;number&gt;</text:page-number></text:span><text:span text:style-name="T1"> <text:s text:c="2"/>|</text:span></text:p>
        <draw:enhanced-geometry svg:viewBox="0 0 21600 21600" draw:type="mso-spt202" draw:enhanced-path="M 0 0 L 21600 0 21600 21600 0 21600 0 0 Z N"/>
      </draw:custom-shape>
      <draw:custom-shape draw:style-name="gr7" draw:text-style-name="P3" draw:layer="backgroundobjects" svg:width="2.54cm" svg:height="7.62cm" svg:x="0cm" svg:y="2.54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2.54cm" svg:height="2.857cm" svg:x="-0.106cm" svg:y="10.619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.54cm" svg:height="2.152cm" svg:x="-0.106cm" svg:y="0cm">
        <text:p/>
        <draw:enhanced-geometry svg:viewBox="0 0 21600 21600" draw:type="rectangle" draw:enhanced-path="M 0 0 L 21600 0 21600 21600 0 21600 0 0 Z N"/>
      </draw:custom-shape>
      <draw:frame draw:style-name="gr10" draw:text-style-name="P4" draw:layer="backgroundobjects" svg:width="22.754cm" svg:height="0.424cm" svg:x="2.646cm" svg:y="2.328cm">
        <draw:image xlink:href="Pictures/1000000000000250000000FA53C9740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11" draw:text-style-name="P6" draw:layer="backgroundobjects" svg:width="19.05cm" svg:height="25.4cm" svg:x="0cm" svg:y="0cm">
          <text:p/>
        </draw:rect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backgroundobjects" svg:width="8.246cm" svg:height="1.262cm" svg:x="0cm" svg:y="-0.001cm" presentation:class="header">
          <draw:text-box>
            <text:p text:style-name="P7"><text:span text:style-name="T2"><presentation:header/></text:span></text:p>
          </draw:text-box>
        </draw:frame>
        <draw:frame presentation:style-name="pr2" draw:text-style-name="P8" draw:layer="backgroundobjects" svg:width="8.246cm" svg:height="1.262cm" svg:x="10.795cm" svg:y="-0.001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3.961cm" svg:height="11.422cm" svg:x="2.539cm" svg:y="12.064cm" presentation:class="notes" presentation:placeholder="true">
          <draw:text-box/>
        </draw:frame>
        <draw:frame presentation:style-name="pr3" draw:text-style-name="P7" draw:layer="backgroundobjects" svg:width="8.246cm" svg:height="1.262cm" svg:x="0cm" svg:y="24.128cm" presentation:class="footer">
          <draw:text-box>
            <text:p text:style-name="P7"><text:span text:style-name="T2"><presentation:footer/></text:span></text:p>
          </draw:text-box>
        </draw:frame>
        <draw:frame presentation:style-name="pr4" draw:text-style-name="P8" draw:layer="backgroundobjects" svg:width="8.246cm" svg:height="1.262cm" svg:x="10.795cm" svg:y="24.128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Presentation_25_20Template" style:display-name="Presentation%20Template" style:page-layout-name="PM1" draw:style-name="dp1">
      <draw:frame presentation:style-name="pr5" draw:text-style-name="P9" draw:layer="backgroundobjects" svg:width="8.035cm" svg:height="1.262cm" svg:x="8.642cm" svg:y="17.356cm" presentation:class="footer">
        <draw:text-box>
          <text:p text:style-name="P9"><text:span text:style-name="T3"><presentation:footer/></text:span></text:p>
        </draw:text-box>
      </draw:frame>
      <draw:frame draw:style-name="gr13" draw:text-style-name="P4" draw:layer="backgroundobjects" svg:width="22.684cm" svg:height="7.972cm" svg:x="2.716cm" svg:y="2.364cm">
        <draw:image xlink:href="Pictures/1000000000000250000000FA53C97402.png" xlink:type="simple" xlink:show="embed" xlink:actuate="onLoad">
          <text:p/>
        </draw:image>
      </draw:frame>
      <draw:frame draw:style-name="gr5" draw:text-style-name="P4" draw:layer="backgroundobjects" svg:width="4.233cm" svg:height="2.041cm" svg:x="10.548cm" svg:y="16.991cm">
        <draw:image xlink:href="Pictures/10000200000001CD000000DE9662307D.png" xlink:type="simple" xlink:show="embed" xlink:actuate="onLoad">
          <text:p/>
        </draw:image>
      </draw:frame>
      <draw:custom-shape draw:style-name="gr3" draw:text-style-name="P3" draw:layer="backgroundobjects" svg:width="22.755cm" svg:height="2.152cm" svg:x="2.716cm" svg:y="0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.54cm" svg:height="8.044cm" svg:x="-0.035cm" svg:y="2.328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2.54cm" svg:height="2.857cm" svg:x="-0.035cm" svg:y="10.619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.54cm" svg:height="2.152cm" svg:x="-0.035cm" svg:y="0cm">
        <text:p/>
        <draw:enhanced-geometry svg:viewBox="0 0 21600 21600" draw:type="rectangle" draw:enhanced-path="M 0 0 L 21600 0 21600 21600 0 21600 0 0 Z N"/>
      </draw:custom-shape>
      <draw:frame presentation:style-name="Presentation_25_20Template-title" draw:layer="backgroundobjects" svg:width="22.856cm" svg:height="3.176cm" svg:x="1.27cm" svg:y="0.757cm" presentation:class="title" presentation:placeholder="true">
        <draw:text-box/>
      </draw:frame>
      <draw:frame presentation:style-name="Presentation_25_20Template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1" draw:text-style-name="P6" draw:layer="backgroundobjects" svg:width="19.05cm" svg:height="25.4cm" svg:x="0cm" svg:y="0cm">
          <text:p/>
        </draw:rect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7" draw:layer="backgroundobjects" svg:width="8.246cm" svg:height="1.262cm" svg:x="0cm" svg:y="-0.001cm" presentation:class="header">
          <draw:text-box>
            <text:p text:style-name="P7"><text:span text:style-name="T2"><presentation:header/></text:span></text:p>
          </draw:text-box>
        </draw:frame>
        <draw:frame presentation:style-name="pr7" draw:text-style-name="P8" draw:layer="backgroundobjects" svg:width="8.246cm" svg:height="1.262cm" svg:x="10.795cm" svg:y="-0.001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Presentation_25_20Template-title" draw:layer="backgroundobjects" svg:width="12.691cm" svg:height="9.517cm" svg:x="3.174cm" svg:y="1.905cm" presentation:class="page"/>
        <draw:frame presentation:style-name="Presentation_25_20Template-notes" draw:layer="backgroundobjects" svg:width="13.961cm" svg:height="11.422cm" svg:x="2.539cm" svg:y="12.064cm" presentation:class="notes" presentation:placeholder="true">
          <draw:text-box/>
        </draw:frame>
        <draw:frame presentation:style-name="pr8" draw:text-style-name="P7" draw:layer="backgroundobjects" svg:width="8.246cm" svg:height="1.262cm" svg:x="0cm" svg:y="24.128cm" presentation:class="footer">
          <draw:text-box>
            <text:p text:style-name="P7"><text:span text:style-name="T2"><presentation:footer/></text:span></text:p>
          </draw:text-box>
        </draw:frame>
        <draw:frame presentation:style-name="pr9" draw:text-style-name="P8" draw:layer="backgroundobjects" svg:width="8.246cm" svg:height="1.262cm" svg:x="10.795cm" svg:y="24.128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Agenda</dc:title>
    <meta:initial-creator>Yifat Zoref</meta:initial-creator>
    <dc:date>2008-05-21T15:43:09</dc:date>
    <meta:editing-cycles>19</meta:editing-cycles>
    <meta:editing-duration>PT20H42M20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